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00C0000000CC1B54C41.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pitch="variable"/>
    <style:font-face style:name="Comic Sans MS" svg:font-family="'Comic Sans MS'" style:font-pitch="variable"/>
    <style:font-face style:name="URW Chancery L" svg:font-family="'URW Chancery L'" style:font-pitch="variable"/>
    <style:font-face style:name="aakar" svg:font-family="aakar"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URW Chancery L" fo:font-size="18pt" style:text-underline-style="solid" style:text-underline-width="auto" style:text-underline-color="font-color" style:font-size-asian="18pt" style:font-size-complex="18pt"/>
    </style:style>
    <style:style style:name="P2" style:family="paragraph" style:parent-style-name="Standard">
      <style:paragraph-properties fo:text-align="start" style:justify-single-word="false"/>
      <style:text-properties style:font-name="URW Chancery L" fo:font-size="18pt" style:text-underline-style="solid" style:text-underline-width="auto" style:text-underline-color="font-color" style:font-size-asian="18pt" style:font-size-complex="18pt"/>
    </style:style>
    <style:style style:name="P3" style:family="paragraph" style:parent-style-name="Standard">
      <style:paragraph-properties fo:text-align="start" style:justify-single-word="false"/>
      <style:text-properties style:font-name="URW Chancery L" fo:font-size="16pt" style:text-underline-style="solid" style:text-underline-width="auto" style:text-underline-color="font-color" style:font-size-asian="16pt" style:font-size-complex="16pt"/>
    </style:style>
    <style:style style:name="P4" style:family="paragraph" style:parent-style-name="Standard">
      <style:paragraph-properties fo:text-align="start" style:justify-single-word="false"/>
      <style:text-properties style:font-name="URW Chancery L" fo:font-size="12pt" style:text-underline-style="none" style:font-size-asian="12pt" style:font-size-complex="12pt"/>
    </style:style>
    <style:style style:name="P5" style:family="paragraph" style:parent-style-name="Standard">
      <style:paragraph-properties fo:text-align="justify" style:justify-single-word="false"/>
      <style:text-properties style:font-name="URW Chancery L" fo:font-size="12pt" style:text-underline-style="none" style:font-size-asian="12pt" style:font-size-complex="12pt"/>
    </style:style>
    <style:style style:name="P6" style:family="paragraph" style:parent-style-name="Standard">
      <style:paragraph-properties fo:text-align="justify" style:justify-single-word="false"/>
      <style:text-properties style:font-name="URW Chancery L" fo:font-size="18pt" style:text-underline-style="solid" style:text-underline-width="auto" style:text-underline-color="font-color" style:font-size-asian="18pt" style:font-size-complex="18pt"/>
    </style:style>
    <style:style style:name="P7" style:family="paragraph" style:parent-style-name="Standard" style:list-style-name="L1">
      <style:paragraph-properties fo:text-align="start" style:justify-single-word="false"/>
      <style:text-properties style:font-name="Comic Sans MS" fo:font-size="11pt" style:text-underline-style="none" style:font-size-asian="11pt" style:font-size-complex="11pt"/>
    </style:style>
    <style:style style:name="P8" style:family="paragraph">
      <style:paragraph-properties fo:text-align="center"/>
    </style:style>
    <style:style style:name="P9" style:family="paragraph" style:parent-style-name="Standard">
      <style:paragraph-properties fo:text-align="start" style:justify-single-word="false"/>
      <style:text-properties style:font-name="Comic Sans MS" fo:font-size="11pt" style:text-underline-style="none" style:font-size-asian="11pt" style:font-size-complex="11pt"/>
    </style:style>
    <style:style style:name="P10" style:family="paragraph" style:parent-style-name="Standard" style:list-style-name="L2">
      <style:paragraph-properties fo:text-align="start" style:justify-single-word="false"/>
      <style:text-properties style:font-name="Comic Sans MS" fo:font-size="11pt" style:text-underline-style="none" style:font-size-asian="11pt" style:font-size-complex="11pt"/>
    </style:style>
    <style:style style:name="P11" style:family="paragraph" style:parent-style-name="Standard" style:list-style-name="L3">
      <style:paragraph-properties fo:text-align="start" style:justify-single-word="false"/>
      <style:text-properties style:font-name="Comic Sans MS" fo:font-size="11pt" style:text-underline-style="none" style:font-size-asian="11pt" style:font-size-complex="11pt"/>
    </style:style>
    <style:style style:name="P12" style:family="paragraph" style:parent-style-name="Standard" style:list-style-name="L3">
      <style:paragraph-properties fo:text-align="start" style:justify-single-word="false"/>
      <style:text-properties style:font-name="Comic Sans MS" fo:font-size="11pt" style:text-underline-style="solid" style:text-underline-width="auto" style:text-underline-color="font-color" style:font-size-asian="11pt" style:font-size-complex="11pt"/>
    </style:style>
    <style:style style:name="P13" style:family="paragraph" style:parent-style-name="Standard">
      <style:paragraph-properties fo:text-align="start" style:justify-single-word="false"/>
      <style:text-properties style:font-name="URW Chancery L" fo:font-size="18pt" style:text-underline-style="none" style:font-size-asian="18pt" style:font-size-complex="18pt"/>
    </style:style>
    <style:style style:name="P14" style:family="paragraph" style:parent-style-name="Standard" style:list-style-name="L4">
      <style:paragraph-properties fo:text-align="start" style:justify-single-word="false"/>
      <style:text-properties style:font-name="Comic Sans MS" fo:font-size="11pt" style:text-underline-style="none" style:font-size-asian="11pt" style:font-size-complex="11pt"/>
    </style:style>
    <style:style style:name="P15" style:family="paragraph" style:parent-style-name="Standard">
      <style:paragraph-properties fo:text-align="start" style:justify-single-word="false"/>
      <style:text-properties style:font-name="Comic Sans MS" fo:font-size="11pt" style:text-underline-style="solid" style:text-underline-width="auto" style:text-underline-color="font-color" style:font-size-asian="11pt" style:font-size-complex="11pt"/>
    </style:style>
    <style:style style:name="P16" style:family="paragraph" style:parent-style-name="Standard">
      <style:paragraph-properties fo:text-align="start" style:justify-single-word="false"/>
      <style:text-properties style:font-name="aakar" fo:font-size="11pt" style:text-underline-style="none" style:font-size-asian="11pt" style:font-size-complex="11pt"/>
    </style:style>
    <style:style style:name="P17" style:family="paragraph" style:parent-style-name="Standard">
      <style:paragraph-properties fo:text-align="start" style:justify-single-word="false"/>
      <style:text-properties style:font-name="aakar" fo:font-size="11pt" fo:font-style="normal" style:text-underline-style="none" style:font-size-asian="11pt" style:font-style-asian="normal" style:font-size-complex="11pt" style:font-style-complex="normal"/>
    </style:style>
    <style:style style:name="P18" style:family="paragraph" style:parent-style-name="Standard" style:list-style-name="L5">
      <style:paragraph-properties fo:text-align="start" style:justify-single-word="false"/>
      <style:text-properties style:font-name="Comic Sans MS" fo:font-size="11pt" style:text-underline-style="none" style:font-size-asian="11pt" style:font-size-complex="11pt"/>
    </style:style>
    <style:style style:name="P19" style:family="paragraph" style:parent-style-name="Standard" style:list-style-name="L6">
      <style:paragraph-properties fo:text-align="start" style:justify-single-word="false" fo:break-before="page"/>
      <style:text-properties style:font-name="Comic Sans MS" fo:font-size="11pt" style:text-underline-style="none" style:font-size-asian="11pt" style:font-size-complex="11pt"/>
    </style:style>
    <style:style style:name="P20" style:family="paragraph" style:parent-style-name="Standard" style:list-style-name="L6">
      <style:paragraph-properties fo:text-align="start" style:justify-single-word="false"/>
      <style:text-properties style:font-name="Comic Sans MS" fo:font-size="11pt" style:text-underline-style="none" style:font-size-asian="11pt" style:font-size-complex="11pt"/>
    </style:style>
    <style:style style:name="P21" style:family="paragraph" style:parent-style-name="Standard">
      <style:paragraph-properties fo:text-align="center" style:justify-single-word="false"/>
      <style:text-properties style:font-name="URW Chancery L" fo:font-size="18pt" style:text-underline-style="none" style:font-size-asian="18pt" style:font-size-complex="18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Comic Sans MS" style:text-underline-style="solid" style:text-underline-width="auto" style:text-underline-color="font-color"/>
    </style:style>
    <style:style style:name="T4" style:family="text">
      <style:text-properties style:font-name="Comic Sans MS"/>
    </style:style>
    <text:list-style style:name="L1">
      <text:list-level-style-image text:level="1" xlink:href="Pictures/100002000000000C0000000CC1B54C41.gif" xlink:type="simple" xlink:show="embed" xlink:actuate="onLoad">
        <style:list-level-properties text:space-before="0.635cm" text:min-label-width="0.635cm" style:vertical-pos="middle" style:vertical-rel="line" fo:width="0.318cm" fo:height="0.318cm"/>
      </text:list-level-style-image>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image text:level="1" xlink:href="Pictures/100002000000000C0000000CC1B54C41.gif" xlink:type="simple" xlink:show="embed" xlink:actuate="onLoad">
        <style:list-level-properties text:space-before="0.635cm" text:min-label-width="0.635cm" style:vertical-pos="middle" style:vertical-rel="line" fo:width="0.318cm" fo:height="0.318cm"/>
      </text:list-level-style-image>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image text:level="1" xlink:href="Pictures/100002000000000C0000000CC1B54C41.gif" xlink:type="simple" xlink:show="embed" xlink:actuate="onLoad">
        <style:list-level-properties text:space-before="0.635cm" text:min-label-width="0.635cm" style:vertical-pos="middle" style:vertical-rel="line" fo:width="0.318cm" fo:height="0.318cm"/>
      </text:list-level-style-image>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image text:level="1" xlink:href="Pictures/100002000000000C0000000CC1B54C41.gif" xlink:type="simple" xlink:show="embed" xlink:actuate="onLoad">
        <style:list-level-properties text:space-before="0.635cm" text:min-label-width="0.635cm" style:vertical-pos="middle" style:vertical-rel="line" fo:width="0.318cm" fo:height="0.318cm"/>
      </text:list-level-style-image>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gradient" draw:fill-gradient-name="Gradient_20_1" draw:opacity-name="Transparency_20_1"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IE III : SSH, processus, que du bonheur:!</text:p>
      <text:p text:style-name="P2"/>
      <text:p text:style-name="P3">Préambule</text:p>
      <text:p text:style-name="P4"><text:tab/></text:p>
      <text:p text:style-name="P5"><text:tab/>Vous vous êtes dit que vous aviez fait le plus dur ? Et bien .... vous avez raison! Maintenant, vous allez vous amuser à vous hacker, regarder les processus du systèmes, à en tuer (snipe, silencieux ou revolver? ) quelques uns ... comme un pro et sans laisser de traces ! </text:p>
      <text:p text:style-name="P5"/>
      <text:p text:style-name="P5"><text:tab/>Now, Let's roll !!!</text:p>
      <text:p text:style-name="P5"/>
      <text:p text:style-name="P5">Attention, cette partie fait intervenir tous les cours vus apparemment et vous laisse en semi-autonomie ... bon courage ''-) <text:s/>&lt;- smiley sadique.</text:p>
      <text:p text:style-name="P5"/>
      <text:p text:style-name="P5"/>
      <text:p text:style-name="P3">REZOZOZO(s), petit préambule</text:p>
      <text:p text:style-name="P6"/>
      <text:list text:style-name="L1">
        <text:list-item>
          <text:p text:style-name="P7">Quelle adresse IP a donc mon ordinateur ? A quel réseau appartient-il ?</text:p>
        </text:list-item>
      </text:list>
      <text:p text:style-name="P3"><draw:custom-shape text:anchor-type="paragraph" draw:z-index="12" draw:style-name="gr1" draw:text-style-name="P8" svg:width="16.948cm" svg:height="4.694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
      <text:p text:style-name="P3"/>
      <text:p text:style-name="P3"/>
      <text:p text:style-name="P3"/>
      <text:p text:style-name="P3"/>
      <text:p text:style-name="P2"/>
      <text:list text:style-name="L1">
        <text:list-item>
          <text:p text:style-name="P7">Avant de se connecter à un PC, il vaudrait mieux savoir s'il est joinable, comment?</text:p>
        </text:list-item>
      </text:list>
      <text:p text:style-name="P9"><draw:custom-shape text:anchor-type="paragraph" draw:z-index="13" draw:style-name="gr1" draw:text-style-name="P8" svg:width="16.948cm" svg:height="5.762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p text:style-name="P9"/>
      <text:p text:style-name="P9"/>
      <text:p text:style-name="P9"/>
      <text:p text:style-name="P3"/>
      <text:p text:style-name="P3"/>
      <text:p text:style-name="P3"/>
      <text:p text:style-name="P3"/>
      <text:p text:style-name="P3"/>
      <text:p text:style-name="P3"/>
      <text:p text:style-name="P3">Banzaï !!!</text:p>
      <text:p text:style-name="P6"/>
      <text:list text:style-name="L2">
        <text:list-item>
          <text:p text:style-name="P10">Connectons-nous à notre voisin de gauche sur son compte (le mur n'est pas un voisin, Steve!)</text:p>
        </text:list-item>
      </text:list>
      <text:p text:style-name="P9"><draw:custom-shape text:anchor-type="paragraph" draw:z-index="0" draw:style-name="gr1" draw:text-style-name="P8" svg:width="16.948cm" svg:height="7.106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list text:style-name="L2">
        <text:list-header>
          <text:p text:style-name="P10"/>
        </text:list-header>
      </text:list>
      <text:p text:style-name="P9"/>
      <text:p text:style-name="P9"/>
      <text:p text:style-name="P9"/>
      <text:p text:style-name="P9"/>
      <text:p text:style-name="P9"/>
      <text:p text:style-name="P9"/>
      <text:p text:style-name="P9"/>
      <text:p text:style-name="P9"/>
      <text:p text:style-name="P5"><text:tab/>Donc, maintenant, nous sommes bien d'accord, nous voyons un terminal, comme si on était chez nous, mais en fait, on est sur l'ordinateur du voisin! Toutes les commandes qui seront alors rentrées, s'éxecutent sur le poste voisin, rien ne se passe sur notre ordi, à part l'affichage...</text:p>
      <text:p text:style-name="P5"/>
      <text:list text:style-name="L2">
        <text:list-item>
          <text:p text:style-name="P10">Peut-on voir que qqn est connecté sur notre PC ?</text:p>
        </text:list-item>
      </text:list>
      <text:p text:style-name="P9"/>
      <text:p text:style-name="P9"/>
      <text:p text:style-name="P9"/>
      <text:p text:style-name="P9"/>
      <text:list text:style-name="L2">
        <text:list-item>
          <text:p text:style-name="P10">Bon, alors, maintenant, c'est à vous! Voilà ce que je vous propose:</text:p>
        </text:list-item>
      </text:list>
      <text:list text:style-name="L3">
        <text:list-item>
          <text:list>
            <text:list-item>
              <text:p text:style-name="P11">Créez un répertoire dans le home de votre cible</text:p>
            </text:list-item>
            <text:list-item>
              <text:p text:style-name="P11">Créez un fichier texte contenant ce que vous voulez (5 lignes minimumsnécessaires) dans ~</text:p>
            </text:list-item>
            <text:list-item>
              <text:p text:style-name="P11">Après enregistrement et fermeture, le rouvrir et supprimer les deuxième, troisième et quatrième lignes (en une commande !).</text:p>
            </text:list-item>
            <text:list-item>
              <text:p text:style-name="P11">Créez un autre répertoire dans home</text:p>
            </text:list-item>
            <text:list-item>
              <text:p text:style-name="P11"><text:span text:style-name="T1">Copiez-le</text:span> (et non déplacer) dedans</text:p>
            </text:list-item>
            <text:list-item>
              <text:p text:style-name="P11">Vérifiez que c'est bien le cas</text:p>
            </text:list-item>
            <text:list-item>
              <text:p text:style-name="P11">Renommez le fichier texte qui est encore dans home sous un autre nom, il devra être un fichier caché</text:p>
            </text:list-item>
            <text:list-item>
              <text:p text:style-name="P12">Déplacez-le<text:span text:style-name="T2"> (sans copier) dedans</text:span></text:p>
            </text:list-item>
            <text:list-item>
              <text:p text:style-name="P11">Vérifiez que ce fichier a bien été déplacé. Le propriétaire est ...</text:p>
            </text:list-item>
            <text:list-item>
              <text:p text:style-name="P11">Copiez un des 2 répertoires dans l'autre</text:p>
            </text:list-item>
            <text:list-item>
              <text:p text:style-name="P11">Changez ses droits : groupes et autres ont tous les droits sur ce dossier uniquement !</text:p>
            </text:list-item>
            <text:list-item>
              <text:p text:style-name="P11">Oh, puis non, supprimez le dossier !</text:p>
            </text:list-item>
          </text:list>
        </text:list-item>
      </text:list>
      <text:p text:style-name="P9"><draw:custom-shape text:anchor-type="paragraph" draw:z-index="1" draw:style-name="gr1" draw:text-style-name="P8" svg:width="16.948cm" svg:height="23.088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text:style-name="L2">
        <text:list-item>
          <text:p text:style-name="P10">Quittons avant d'être repéré !</text:p>
        </text:list-item>
      </text:list>
      <text:p text:style-name="P9"><draw:custom-shape text:anchor-type="paragraph" draw:z-index="2" draw:style-name="gr1" draw:text-style-name="P8"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list text:style-name="L2">
        <text:list-header>
          <text:p text:style-name="P10"/>
        </text:list-header>
        <text:list-item>
          <text:p text:style-name="P10">Vérifions que le groupe qui a hacké notre pc a bien travaillé</text:p>
        </text:list-item>
      </text:list>
      <text:p text:style-name="P9"><draw:custom-shape text:anchor-type="paragraph" draw:z-index="3" draw:style-name="gr1" draw:text-style-name="P8"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p text:style-name="P13"/>
      <text:list text:style-name="L2">
        <text:list-item>
          <text:p text:style-name="P10">Notre fichier texte était beaucoup mieux! Rappatrions le chez nous !</text:p>
        </text:list-item>
      </text:list>
      <text:p text:style-name="P9"><draw:custom-shape text:anchor-type="paragraph" draw:z-index="4" draw:style-name="gr1" draw:text-style-name="P8" svg:width="16.948cm" svg:height="3.98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p text:style-name="P9"/>
      <text:p text:style-name="P9"/>
      <text:p text:style-name="P9">Question bête : « Et si c'était un dossier? »</text:p>
      <text:p text:style-name="P9"/>
      <text:p text:style-name="P9"/>
      <text:p text:style-name="P9"/>
      <text:p text:style-name="P9"/>
      <text:p text:style-name="P9"/>
      <text:p text:style-name="P9"/>
      <text:p text:style-name="P3">Et maintenant, mesdames et messieurs, place au processus !!!</text:p>
      <text:p text:style-name="P9"/>
      <text:p text:style-name="P5">Qu'est-ce qu'un processus ? (en gros, en très gros, si vous n'avez pas écouté Gagneux). Un processus est tout simplement un programme (logiciel) en cours d'exécution. Certains programmes ont des durées de vie limitées dans le temps (cas d'un logiciel de traitement de texte que vous ouvrez, et que vous fermez) ou durer tout le temps que le PC soit allumé (processus de gestion de l'affichage, de la gestion du déplacement de la souris, de l'horloge du PC, ou encore de mise à jour ...)</text:p>
      <text:p text:style-name="P5"/>
      <text:p text:style-name="P5"/>
      <text:p text:style-name="P5"/>
      <text:p text:style-name="P5"/>
      <text:p text:style-name="P5"/>
      <text:p text:style-name="P5"/>
      <text:p text:style-name="P5"/>
      <text:list text:style-name="L4">
        <text:list-item>
          <text:p text:style-name="P14">Quels sont les processus de mon système ?</text:p>
        </text:list-item>
      </text:list>
      <text:p text:style-name="P9"><draw:custom-shape text:anchor-type="paragraph" draw:z-index="5" draw:style-name="gr1" draw:text-style-name="P8" svg:width="16.948cm" svg:height="8.055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p text:style-name="P9"><text:span text:style-name="T1"/></text:p>
      <text:p text:style-name="P15"/>
      <text:p text:style-name="P15"/>
      <text:p text:style-name="P15"/>
      <text:p text:style-name="P15"/>
      <text:p text:style-name="P15"/>
      <text:p text:style-name="P15"/>
      <text:p text:style-name="P15"/>
      <text:p text:style-name="P15"/>
      <text:p text:style-name="P15"/>
      <text:list text:style-name="L4">
        <text:list-item>
          <text:p text:style-name="P14">Peut-être un petit problème, lequel?</text:p>
          <text:p text:style-name="P14">Solution? </text:p>
        </text:list-item>
      </text:list>
      <text:p text:style-name="P16"><text:span text:style-name="T3">Indico, le petit indice vous dit :</text:span><text:span text:style-name="T4"> c'est le seul concept des parties I et II que l'on n'a pas encore revu dans ce chapitre.</text:span></text:p>
      <text:p text:style-name="P17">Merci Indico! - Indico, l'indice qui n'est pas de trop!</text:p>
      <text:p text:style-name="P9"><draw:custom-shape text:anchor-type="paragraph" draw:z-index="14" draw:style-name="gr1" draw:text-style-name="P8"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p text:style-name="P9"/>
      <text:p text:style-name="P9"/>
      <text:list text:style-name="L4">
        <text:list-item>
          <text:p text:style-name="P14">Passons sous un autre terminal (Hé, vous n'avez tout de même pas oublié ça !)</text:p>
        </text:list-item>
      </text:list>
      <text:p text:style-name="P9"><draw:custom-shape text:anchor-type="paragraph" draw:z-index="6" draw:style-name="gr1" draw:text-style-name="P8" svg:width="16.948cm" svg:height="1.297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13"/>
      <text:list text:style-name="L4">
        <text:list-item>
          <text:p text:style-name="P14">Lançons un « gestionnaire de listage dynamique de processus » (ça fait bien)</text:p>
        </text:list-item>
      </text:list>
      <text:p text:style-name="P9"><draw:custom-shape text:anchor-type="paragraph" draw:z-index="7" draw:style-name="gr1" draw:text-style-name="P8"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p text:style-name="P13"/>
      <text:p text:style-name="P13"/>
      <text:list text:style-name="L4">
        <text:list-item>
          <text:p text:style-name="P14">Arrêtons l'application</text:p>
        </text:list-item>
      </text:list>
      <text:p text:style-name="P9"><draw:custom-shape text:anchor-type="paragraph" draw:z-index="8" draw:style-name="gr1" draw:text-style-name="P8"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13"/>
      <text:list text:style-name="L4">
        <text:list-item>
          <text:p text:style-name="P14">On le relance, puis on va forcer à quitter</text:p>
        </text:list-item>
      </text:list>
      <text:p text:style-name="P9"><draw:custom-shape text:anchor-type="paragraph" draw:z-index="9" draw:style-name="gr1" draw:text-style-name="P8" svg:width="16.948cm" svg:height="4.599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p text:style-name="P13"/>
      <text:p text:style-name="P13"/>
      <text:p text:style-name="P13"/>
      <text:list text:style-name="L4">
        <text:list-item>
          <text:p text:style-name="P14">On le relance (on l'aime bien!) et on essaie de le trouver avec ps</text:p>
        </text:list-item>
      </text:list>
      <text:p text:style-name="P9"><draw:custom-shape text:anchor-type="paragraph" draw:z-index="10" draw:style-name="gr1" draw:text-style-name="P8" svg:width="16.948cm" svg:height="4.082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p text:style-name="P13"/>
      <text:p text:style-name="P13"/>
      <text:p text:style-name="P13"/>
      <text:list text:style-name="L4">
        <text:list-item>
          <text:p text:style-name="P14">Affichons ce seul processus</text:p>
        </text:list-item>
      </text:list>
      <text:p text:style-name="P9"><draw:custom-shape text:anchor-type="paragraph" draw:z-index="11" draw:style-name="gr1" draw:text-style-name="P8" svg:width="16.948cm" svg:height="1.631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13"/>
      <text:p text:style-name="P16"><text:span text:style-name="T3">Indico, le petit indice revient :</text:span><text:span text:style-name="T4"> c'est la seule commande que l'on n'a pas encore revu.</text:span></text:p>
      <text:p text:style-name="P17">Merci beaucoup Indico! - Indico, l'indice rigolo</text:p>
      <text:p text:style-name="P9"/>
      <text:list text:style-name="L5">
        <text:list-item>
          <text:p text:style-name="P18">Imaginons (ce qui n'arrive jamais :-) ) que top plante ... TUONS-LE par :</text:p>
        </text:list-item>
      </text:list>
      <text:p text:style-name="P5"><text:tab/>Pour bien comprendre la subitilité de ces méthode, il est nécessaire que vous ouvriez au moins 2 processus top (donc, sur 2 terminaux différents) avant chaque test.</text:p>
      <text:list text:style-name="L6">
        <text:list-item>
          <text:p text:style-name="P19">La méthode douce</text:p>
          <text:p text:style-name="P20"><draw:custom-shape text:anchor-type="paragraph" draw:z-index="15" draw:style-name="gr1" draw:text-style-name="P8" svg:width="16.948cm" svg:height="5.167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20"/>
          <text:p text:style-name="P20"/>
        </text:list-item>
      </text:list>
      <text:p text:style-name="P9"/>
      <text:p text:style-name="P9"/>
      <text:p text:style-name="P9"/>
      <text:p text:style-name="P9"/>
      <text:p text:style-name="P9"/>
      <text:p text:style-name="P9"/>
      <text:p text:style-name="P9">Vérifions en changeant de terminal</text:p>
      <text:p text:style-name="P9"/>
      <text:p text:style-name="P9"/>
      <text:list text:style-name="L6" text:continue-numbering="true">
        <text:list-item>
          <text:p text:style-name="P20">La méthode ferme (Après l'avoir relancé)</text:p>
        </text:list-item>
      </text:list>
      <text:p text:style-name="P9"><draw:custom-shape text:anchor-type="paragraph" draw:z-index="17" draw:style-name="gr1" draw:text-style-name="P8"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p text:style-name="P9">Vérifions en changeant de terminal</text:p>
      <text:p text:style-name="P9"/>
      <text:p text:style-name="P9"/>
      <text:p text:style-name="P9">Inconvénients de cette méthode ?</text:p>
      <text:p text:style-name="P9"/>
      <text:p text:style-name="P9"/>
      <text:p text:style-name="P9"/>
      <text:p text:style-name="P9"/>
      <text:p text:style-name="P9"/>
      <text:list text:style-name="L6" text:continue-numbering="true">
        <text:list-item>
          <text:p text:style-name="P20">La méthode plus « aisée »</text:p>
        </text:list-item>
      </text:list>
      <text:p text:style-name="P5"/>
      <text:p text:style-name="P9"><draw:custom-shape text:anchor-type="paragraph" draw:z-index="16" draw:style-name="gr1" draw:text-style-name="P8" svg:width="16.948cm" svg:height="3.677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9"/>
      <text:p text:style-name="P9"/>
      <text:p text:style-name="P9"/>
      <text:p text:style-name="P9"/>
      <text:p text:style-name="P9">Vérifions en changeant de terminal</text:p>
      <text:p text:style-name="P9"/>
      <text:p text:style-name="P9"/>
      <text:p text:style-name="P9"/>
      <text:p text:style-name="P9">Inconvénients de cette méthode ?</text:p>
      <text:p text:style-name="P9"/>
      <text:p text:style-name="P13"/>
      <text:p text:style-name="P13"/>
      <text:p text:style-name="P13"/>
      <text:p text:style-name="P13"/>
      <text:p text:style-name="P13"/>
      <text:p text:style-name="P13"/>
      <text:p text:style-name="P13"/>
      <text:p text:style-name="P21">! FIN DE LA TRILOGIE !</text:p>
      <text:p text:style-name="P21"/>
      <text:p text:style-name="P21"/>
      <text:p text:style-name="P21"/>
      <text:p text:style-name="P13"><text:tab/>Et voilà, vous êtes maintenant des pros de linux ... à moins que vous vouliez une partie IV que l'on fera sur place quand on s'ennuyera ? à vous de me le d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pitch="variable"/>
    <style:font-face style:name="Comic Sans MS" svg:font-family="'Comic Sans MS'" style:font-pitch="variable"/>
    <style:font-face style:name="URW Chancery L" svg:font-family="'URW Chancery L'" style:font-pitch="variable"/>
    <style:font-face style:name="aakar" svg:font-family="aakar"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 draw:border="0%"/>
    <draw:opacity draw:name="Transparency_20_1" draw:display-name="Transparency 1" draw:style="linear" draw:start="50%" draw:end="0%" draw:angle="1650" draw:border="6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style:font-size-asian="12pt" style:language-asian="none" style:country-asian="none" style:font-name-complex="Arial"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1.51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1.453cm" fo:margin-left="0cm" fo:margin-right="0cm" fo:margin-top="0.499cm"/>
      </style:footer-style>
    </style:page-layout>
  </office:automatic-styles>
  <office:master-styles>
    <style:master-page style:name="Standard" style:page-layout-name="pm1">
      <style:header>
        <text:p text:style-name="Header">PARTIE III : SSH, processus, que du bonheur!</text:p>
      </style:header>
      <style:footer>
        <text:p text:style-name="Footer">Rédigé avec oOo le 30/05/06<text:tab/><text:tab/>DidRocks</text:p>
        <text:p text:style-name="Footer"><text:tab/><text:tab/><text:page-number text:select-page="current">6</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3-31T08:52:46</meta:creation-date>
    <dc:date>2006-05-30T20:04:22</dc:date>
    <dc:language>fr-FR</dc:language>
    <meta:editing-cycles>31</meta:editing-cycles>
    <meta:editing-duration>PT4H56M10S</meta:editing-duration>
    <meta:user-defined meta:name="Info 1"/>
    <meta:user-defined meta:name="Info 2"/>
    <meta:user-defined meta:name="Info 3"/>
    <meta:user-defined meta:name="Info 4"/>
    <meta:document-statistic meta:table-count="0" meta:image-count="0" meta:object-count="0" meta:page-count="8" meta:paragraph-count="60" meta:word-count="685" meta:character-count="4108"/>
  </office:meta>
</office:document-meta>
</file>